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6cm" fo:min-width="2.001cm"/>
      <style:paragraph-properties style:writing-mode="lr-tb"/>
    </style:style>
    <style:style style:name="gr2" style:family="graphic" style:parent-style-name="standard">
      <style:graphic-properties svg:stroke-color="#5eb91e" draw:fill-color="#d4ea6b" draw:textarea-horizontal-align="justify" draw:textarea-vertical-align="middle" draw:auto-grow-height="false" fo:min-height="0.389cm" fo:min-width="2.001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5" style:family="graphic" style:parent-style-name="standard">
      <style:graphic-properties svg:stroke-color="#5eb91e" draw:fill-color="#d4ea6b" draw:textarea-horizontal-align="justify" draw:textarea-vertical-align="middle" draw:auto-grow-height="false" fo:min-height="0.389cm" fo:min-width="2.501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-color="#d4ea6b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  <style:text-properties fo:font-size="13pt" style:font-size-asian="18pt" style:font-size-complex="18pt"/>
    </style:style>
    <style:style style:name="P4" style:family="paragraph">
      <style:paragraph-properties fo:text-align="center" style:writing-mode="lr-tb"/>
      <style:text-properties fo:font-size="18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5cm" svg:height="0.809cm" svg:x="2.25cm" svg:y="0.25cm">
          <text:p text:style-name="P1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5" draw:id="id5" draw:layer="layout" svg:width="2.5cm" svg:height="0.75cm" svg:x="2.25cm" svg:y="1.5cm">
          <text:p text:style-name="P1"><text:span text:style-name="T1">API</text:span></text:p>
          <draw:enhanced-geometry svg:viewBox="0 0 21600 21600" draw:glue-points="10800 0 0 10800 10800 21600 21600 10800" draw:text-areas="0 0 21600 ?f11" draw:type="paper" draw:modifiers="18176.1365151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3" draw:layer="layout" draw:type="line" svg:x1="3.5cm" svg:y1="4.75cm" svg:x2="1.75cm" svg:y2="5.45cm" draw:start-shape="id1" draw:start-glue-point="2" draw:end-shape="id2" draw:end-glue-point="4" svg:d="M3500 4750l-1750 700" svg:viewBox="0 0 1751 701">
          <text:p/>
        </draw:connector>
        <draw:connector draw:style-name="gr3" draw:text-style-name="P3" draw:layer="layout" draw:type="line" svg:x1="3.5cm" svg:y1="4.75cm" svg:x2="5.25cm" svg:y2="5.45cm" draw:start-shape="id1" draw:start-glue-point="2" draw:end-shape="id3" draw:end-glue-point="4" svg:d="M3500 4750l1750 700" svg:viewBox="0 0 1751 701">
          <text:p/>
        </draw:connector>
        <draw:connector draw:style-name="gr3" draw:text-style-name="P3" draw:layer="layout" draw:type="line" svg:x1="3.5cm" svg:y1="1.059cm" svg:x2="3.5cm" svg:y2="1.5cm" draw:start-shape="id4" draw:start-glue-point="7" draw:end-shape="id5" draw:end-glue-point="4" svg:d="M3500 1059v441" svg:viewBox="0 0 1 442">
          <text:p/>
        </draw:connector>
        <draw:custom-shape draw:style-name="gr4" draw:text-style-name="P4" xml:id="id6" draw:id="id6" draw:layer="layout" svg:width="2.5cm" svg:height="0.75cm" svg:x="2.25cm" svg:y="2.75cm">
          <text:p text:style-name="P4"><text:span text:style-name="T1">uWSG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5cm" svg:height="0.75cm" svg:x="2.25cm" svg:y="4cm">
          <text:p text:style-name="P4"><text:span text:style-name="T1">Web serv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5cm" svg:y1="2.25cm" svg:x2="3.5cm" svg:y2="2.75cm" draw:start-shape="id5" draw:start-glue-point="6" draw:end-shape="id6" draw:end-glue-point="0" svg:d="M3500 2250v500" svg:viewBox="0 0 1 501">
          <text:p/>
        </draw:connector>
        <draw:connector draw:style-name="gr3" draw:text-style-name="P3" draw:layer="layout" draw:type="line" svg:x1="3.5cm" svg:y1="3.5cm" svg:x2="3.5cm" svg:y2="4cm" draw:start-shape="id6" draw:start-glue-point="2" draw:end-shape="id1" draw:end-glue-point="0" svg:d="M3500 3500v500" svg:viewBox="0 0 1 501">
          <text:p/>
        </draw:connector>
        <draw:custom-shape draw:style-name="gr5" draw:text-style-name="P2" xml:id="id2" draw:id="id2" draw:layer="layout" svg:width="3cm" svg:height="0.75cm" svg:x="0.25cm" svg:y="5.45cm">
          <text:p text:style-name="P1"><text:span text:style-name="T1">Discord bot</text:span></text:p>
          <draw:enhanced-geometry svg:viewBox="0 0 21600 21600" draw:glue-points="10800 0 0 10800 10800 21600 21600 10800" draw:text-areas="0 0 21600 ?f11" draw:type="paper" draw:modifiers="18176.1365151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3" draw:id="id3" draw:layer="layout" svg:width="3cm" svg:height="0.75cm" svg:x="3.75cm" svg:y="5.45cm">
          <text:p text:style-name="P1"><text:span text:style-name="T1">Desktop client</text:span></text:p>
          <draw:enhanced-geometry svg:viewBox="0 0 21600 21600" draw:glue-points="10800 0 0 10800 10800 21600 21600 10800" draw:text-areas="0 0 21600 ?f11" draw:type="paper" draw:modifiers="18176.1365151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1T22:13:09.551876176</meta:creation-date>
    <dc:date>2021-05-14T22:21:22.349786701</dc:date>
    <meta:editing-duration>PT16M37S</meta:editing-duration>
    <meta:editing-cycles>7</meta:editing-cycles>
    <meta:generator>LibreOffice/7.0.5.2$Linux_X86_64 LibreOffice_project/00$Build-2</meta:generator>
    <meta:document-statistic meta:object-count="11"/>
  </office:meta>
</office:document-meta>
</file>